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8.352cm"/>
    </style:style>
    <style:style style:name="co4" style:family="table-column">
      <style:table-column-properties fo:break-before="auto" style:column-width="12.603cm"/>
    </style:style>
    <style:style style:name="co6" style:family="table-column">
      <style:table-column-properties fo:break-before="auto" style:column-width="27.921cm"/>
    </style:style>
    <style:style style:name="ro1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921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fo:border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99ffff" fo:border="0.002cm solid #000000"/>
      <style:text-properties fo:color="#c5000b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Excel_20_Built-in_20_Normal">
      <style:table-cell-properties fo:background-color="#99ffff" fo:border="0.002cm solid #000000"/>
      <style:text-properties fo:color="#c5000b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e6e6ff"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default-cell-style-name="ce4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Srl</text:p>
          </table:table-cell>
          <table:table-cell table:style-name="ce1" office:value-type="string">
            <text:p>Scenario</text:p>
          </table:table-cell>
          <table:table-cell table:style-name="ce1" office:value-type="string">
            <text:p>Expectation</text:p>
          </table:table-cell>
          <table:table-cell table:style-name="ce1" office:value-type="string">
            <text:p>Transaction SQLs</text:p>
          </table:table-cell>
          <table:table-cell table:style-name="ce1" office:value-type="string">
            <text:p>Result</text:p>
          </table:table-cell>
          <table:table-cell table:style-name="Excel_20_Built-in_20_Normal" table:number-columns-repeated="101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publisher registration 1 (publisher-1)</text:p>
          </table:table-cell>
          <table:table-cell table:style-name="ce5" office:value-type="string">
            <text:p>Entry in new_qar.quiz_publisher.</text:p>
          </table:table-cell>
          <table:table-cell table:style-name="ce5" office:value-type="string">
            <text:p>insert into new_qar.quiz_publisher (name,contact_no,email,password,audit_create_date,audit_update_date)</text:p>
            <text:p>values ('Manan','9087654321',<text:a xlink:href="mailto:'mn@gmail.com">'mn@gmail.com</text:a>','123',sysdate(),sysdate()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5" office:value-type="string">
            <text:p>publisher registration2 (publisher-2)</text:p>
          </table:table-cell>
          <table:table-cell table:style-name="ce5" office:value-type="string">
            <text:p>Entry in new_qar.quiz_publisher.</text:p>
          </table:table-cell>
          <table:table-cell table:style-name="ce5" office:value-type="string">
            <text:p>insert into new_qar.quiz_publisher (name,contact_no,email,password,audit_create_date,audit_update_date)</text:p>
            <text:p>values ('Kanan','9807654321',<text:a xlink:href="mailto:'kn@gmail.com">'kn@gmail.com</text:a>','234',sysdate(),sysdate()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5" office:value-type="string">
            <text:p>Publisher 1, create group (group-1)</text:p>
          </table:table-cell>
          <table:table-cell table:style-name="ce5" office:value-type="string">
            <text:p>Entry in new_qar.group_master</text:p>
          </table:table-cell>
          <table:table-cell table:style-name="ce5" office:value-type="string">
            <text:p><text:s/>insert into new_qar.group_master (quiz_publisher_id,group_name,status)</text:p>
            <text:p><text:s text:c="2"/>values(1,'11A',0);--&gt;insert into new_qar.group_master (quiz_publisher_id,group_name,status)</text:p>
            <text:p>values(1,'11B',0); <text:s/>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5" office:value-type="string">
            <text:p>subscriber registration 1 for group-1 and publisher-1</text:p>
          </table:table-cell>
          <table:table-cell table:style-name="ce5" office:value-type="string">
            <text:p>Entry in new_qar.subscriber_master,subscriber_group_maping</text:p>
          </table:table-cell>
          <table:table-cell table:style-name="ce5" office:value-type="string">
            <text:p>insert into new_qar.subscriber_master (quiz_publisher_id,name,birth_date,email,contact,parent_email,parent_contact,password,status,audit_create_date,audit_update_date)</text:p>
            <text:p>values(1,'Kathan','2000-11-11','ktn@gamil.com','90087654321','ktn1@gamil.com','7089654321','123',0,sysdate(),sysdate());</text:p>
            <text:p><text:s/>--&gt;insert into new_qar.subscriber_group_maping (subscriber_master_id,group_master_id)</text:p>
            <text:p>values(1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5" office:value-type="string">
            <text:p>subscriber registration 2 for group-1 and publisher-1</text:p>
          </table:table-cell>
          <table:table-cell table:style-name="ce5" office:value-type="string">
            <text:p>Entry in new_qar.subscriber_master,subscriber_group_maping</text:p>
          </table:table-cell>
          <table:table-cell table:style-name="ce5" office:value-type="string">
            <text:p>insert into new_qar.subscriber_master (quiz_publisher_id,name,birth_date,email,contact,parent_email,parent_contact,password,status,audit_create_date,audit_update_date)</text:p>
            <text:p>values(1,'Ronak','2000-10-01',<text:a xlink:href="mailto:'rnk@gamil.com">'rnk@gamil.com</text:a>','97080654321',<text:a xlink:href="mailto:'rnk1@gamil.com">'rnk1@gamil.com</text:a>','6089754321','234',0,sysdate(),sysdate());--&gt;insert into new_qar.subscriber_group_maping (subscriber_master_id,group_master_id)</text:p>
            <text:p>Values(2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6">
          <table:table-cell table:style-name="ce2" office:value-type="float" office:value="6">
            <text:p>6</text:p>
          </table:table-cell>
          <table:table-cell table:style-name="ce5" office:value-type="string">
            <text:p>Quiz-1</text:p>
          </table:table-cell>
          <table:table-cell table:style-name="ce5" office:value-type="string">
            <text:p>Entry in new_qar.quiz_master , <text:s/>Entry in new_qar.quiz_tag,quiz_tag_maping</text:p>
          </table:table-cell>
          <table:table-cell table:style-name="ce5" office:value-type="string">
            <text:p>insert into new_qar.quiz_master (quiz_publisher_id,subject,topic,negative_mark_per_q,negative_percentile,quiz_time_limit_min,time_limit_per_q_sec,mark_per_q,</text:p>
            <text:p>audit_create_date,audit_update_date)</text:p>
            <text:p>values(1,'Maths','low',0,'0',5,0,1,sysdate(),sysdate());</text:p>
            <text:p>--&gt;insert into new_qar.quiz_tag(quiz_publisher_id,tag,type_tag)</text:p>
            <text:p>values (1,'MathsExam',1); <text:s/>--&gt;insert into new_qar.quiz_tag_maping(quiz_master_id,quiz_tag_id)</text:p>
            <text:p>Values (1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5" office:value-type="string">
            <text:p>Question -1 </text:p>
          </table:table-cell>
          <table:table-cell table:style-name="ce5" office:value-type="string">
            <text:p>Entry in new_qar.question_master</text:p>
            <text:p>Entry in new_qar.question_tag_maping</text:p>
          </table:table-cell>
          <table:table-cell table:style-name="ce5" office:value-type="string">
            <text:p>insert into new_qar.question_master(quiz_master_id,question_text,question_image,question_vedio</text:p>
            <text:p>,question_audio,multiple_choise_flag,question_explaination,marks,complexity_factor,audit_create_date,audit_update_date)</text:p>
            <text:p>values (1,'3+3',null,null,null,1,'null',10.5,1,sysdate(),sysdate()); --&gt;insert into new_qar.question_tag_maping(question_master_id,quiz_tag_id)</text:p>
            <text:p>Values (1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8">
          <table:table-cell table:style-name="ce2" office:value-type="float" office:value="8">
            <text:p>8</text:p>
          </table:table-cell>
          <table:table-cell table:style-name="ce5" office:value-type="string">
            <text:p>Question -2</text:p>
          </table:table-cell>
          <table:table-cell table:style-name="ce5" office:value-type="string">
            <text:p>Entry in new_qar.question_master</text:p>
            <text:p>Entry in new_qar.question_tag_maping</text:p>
          </table:table-cell>
          <table:table-cell table:style-name="ce5" office:value-type="string">
            <text:p>insert into new_qar.question_master(quiz_master_id,question_text,question_image,question_vedio</text:p>
            <text:p>,question_audio,multiple_choise_flag,question_explaination,marks,complexity_factor,audit_create_date,audit_update_date)</text:p>
            <text:p>values (1,'3*3',null,null,null,1,'null',1.5,2,sysdate(),sysdate());</text:p>
            <text:p>--&gt;insert into new_qar.question_tag_maping(question_master_id,quiz_tag_id)</text:p>
            <text:p>Values (2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5" office:value-type="string">
            <text:p>Option <text:s/>(question-1)</text:p>
          </table:table-cell>
          <table:table-cell table:style-name="ce5" office:value-type="string">
            <text:p>Entry in new_qar.option_master</text:p>
          </table:table-cell>
          <table:table-cell table:style-name="ce5" office:value-type="string">
            <text:p>insert into new_qar.option_master(question_master_id,option_text,option_image,option_vedio,option_audio,</text:p>
            <text:p>is_correct_answer,audit_create_date,audit_update_date)</text:p>
            <text:p>values(1,'6',null,null,null,1,sysdate(),sysdate());</text:p>
            <text:p>insert into new_qar.option_master(question_master_id,option_text,option_image,option_vedio,option_audio,</text:p>
            <text:p>is_correct_answer,audit_create_date,audit_update_date)</text:p>
            <text:p>values(1,'9',null,null,null,0,sysdate(),sysdate());</text:p>
            <text:p>insert into new_qar.option_master(question_master_id,option_text,option_image,option_vedio,option_audio,</text:p>
            <text:p>is_correct_answer,audit_create_date,audit_update_date)</text:p>
            <text:p>values(1,'8',null,null,null,0,sysdate(),sysdate());</text:p>
            <text:p>insert into new_qar.option_master(question_master_id,option_text,option_image,option_vedio,option_audio,</text:p>
            <text:p>is_correct_answer,audit_create_date,audit_update_date)</text:p>
            <text:p>values(1,'7',null,null,null,0,sysdate(),sysdate()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5" office:value-type="string">
            <text:p>Option <text:s/>(question-2)</text:p>
          </table:table-cell>
          <table:table-cell table:style-name="ce5" office:value-type="string">
            <text:p>Entry in new_qar.option_master</text:p>
          </table:table-cell>
          <table:table-cell table:style-name="ce5" office:value-type="string">
            <text:p>insert into new_qar.option_master(question_master_id,option_text,option_image,option_vedio,option_audio,</text:p>
            <text:p>is_correct_answer,audit_create_date,audit_update_date)</text:p>
            <text:p>values(2,'0',null,null,null,0,sysdate(),sysdate());</text:p>
            <text:p>insert into new_qar.option_master(question_master_id,option_text,option_image,option_vedio,option_audio,</text:p>
            <text:p>is_correct_answer,audit_create_date,audit_update_date)</text:p>
            <text:p>values(2,'9',null,null,null,1,sysdate(),sysdate());</text:p>
            <text:p>insert into new_qar.option_master(question_master_id,option_text,option_image,option_vedio,option_audio,</text:p>
            <text:p>is_correct_answer,audit_create_date,audit_update_date)</text:p>
            <text:p>values(2,'6',null,null,null,0,sysdate(),sysdate());</text:p>
            <text:p>insert into new_qar.option_master(question_master_id,option_text,option_image,option_vedio,option_audio,</text:p>
            <text:p>is_correct_answer,audit_create_date,audit_update_date)</text:p>
            <text:p>values(2,'1',null,null,null,0,sysdate(),sysdate());</text:p>
            <text:p/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5" office:value-type="string">
            <text:p>publish_exam</text:p>
          </table:table-cell>
          <table:table-cell table:style-name="ce5" office:value-type="string">
            <text:p>Entry in new_qar.publish_exam ,Entry in new_qar.exam_group_maping ,exam_paper_maping </text:p>
          </table:table-cell>
          <table:table-cell table:style-name="ce5" office:value-type="string">
            <text:p>insert into new_qar.publish_exam (quiz_publisher_id,exam_name,exam_instructions,publish_date_time,publish_end_date_time,status)</text:p>
            <text:p>values(1,'Maths','null','2020/10/10 08:00','2020/10/10 09:00',0); <text:s text:c="4"/>--&gt;insert into new_qar.exam_group_maping(publish_exam_id,group_master_id)</text:p>
            <text:p>Values(1,1); <text:s/>--&gt;insert into new_qar.exam_paper_maping (publish_exam_id,quiz_master_id,map_order)</text:p>
            <text:p>Values(1,1,'0'); 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5" office:value-type="string">
            <text:p>message send</text:p>
          </table:table-cell>
          <table:table-cell table:style-name="ce5" office:value-type="string">
            <text:p>Entry in new_qar.message_audit_log , message_audit_group_maping</text:p>
          </table:table-cell>
          <table:table-cell table:style-name="ce5" office:value-type="string">
            <text:p>insert into new_qar.message_audit_log (quiz_publisher_id ,send_to_phone ,send_to_email ,</text:p>
            <text:p>send_to_parent ,send_to_subscriber,message,audit_create_date )</text:p>
            <text:p>values(1,1,1,1,1,'today maths exam',sysdate());</text:p>
            <text:p>--&gt;insert into new_qar.message_audit_group_maping (message_audit_log_id ,group_master_id)</text:p>
            <text:p>Values (1,1);</text:p>
          </table:table-cell>
          <table:table-cell table:style-name="ce2" office:value-type="string">
            <text:p>pass</text:p>
          </table:table-cell>
          <table:table-cell table:number-columns-repeated="1019"/>
        </table:table-row>
        <table:table-row table:style-name="ro9">
          <table:table-cell table:style-name="Default" table:number-columns-repeated="5"/>
          <table:table-cell table:number-columns-repeated="1019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8/10/2020</text:date>, <text:time>13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shal Patel</meta:initial-creator>
    <meta:creation-date>2020-10-06T11:22:58.75</meta:creation-date>
    <dc:date>2020-10-08T13:23:02.95</dc:date>
    <dc:creator>Harshal Patel</dc:creator>
    <meta:editing-duration>PT2H19M55S</meta:editing-duration>
    <meta:editing-cycles>6</meta:editing-cycles>
    <meta:generator>OpenOffice/4.1.7$Win32 OpenOffice.org_project/417m1$Build-9800</meta:generator>
    <meta:document-statistic meta:table-count="3" meta:cell-count="65" meta:object-count="0"/>
  </office:meta>
</office:document-meta>
</file>